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Standard">
      <style:text-properties officeooo:rsid="00108774" officeooo:paragraph-rsid="0010877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eek 3 </text:p>
      <text:p text:style-name="P1"/>
      <text:p text:style-name="P1">after writing the UI document I have spent my time looking at how I will get the request new password function of the site working. I have read a lot about PHP mailer (<text:a xlink:type="simple" xlink:href="https://github.com/PHPMailer/PHPMailer" text:style-name="Internet_20_link" text:visited-style-name="Visited_20_Internet_20_Link">https://github.com/PHPMailer/PHPMailer</text:a> ) and I thin this is the way I will do it. The main advantages of using PHP mailer is that I dont ave to code it as I have had to do anything like this beofre and from what Ive read it allows you to send mail that doenst get caught in spam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Bitstream Vera Sans" style:font-size-asian="10.5pt" style:language-asian="zh" style:country-asian="CN" style:font-name-complex="Bitstream Ver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Bitstream Vera Sans" style:font-size-asian="10.5pt" style:language-asian="zh" style:country-asian="CN" style:font-name-complex="Bitstream Ver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Bitstream Vera Sans" style:font-family-complex="'Bitstream Ver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2T11:25:56.875515176</meta:creation-date>
    <dc:date>2018-03-02T13:44:51.482420718</dc:date>
    <meta:editing-duration>PT2H8M44S</meta:editing-duration>
    <meta:editing-cycles>1</meta:editing-cycles>
    <meta:document-statistic meta:table-count="0" meta:image-count="0" meta:object-count="0" meta:page-count="1" meta:paragraph-count="2" meta:word-count="90" meta:character-count="454" meta:non-whitespace-character-count="364"/>
    <meta:generator>LibreOffice/6.0.1.1$Linux_X86_64 LibreOffice_project/00m0$Build-1</meta:generator>
  </office:meta>
</office:document-meta>
</file>